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style:font-name="Times New Roman" fo:font-size="24pt" style:font-size-asian="24pt" style:font-size-complex="24pt"/>
    </style:style>
    <style:style style:name="P8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1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cm" fo:margin-right="0cm" fo:text-align="justify" style:justify-single-word="false" fo:text-indent="1.27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4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15" style:family="paragraph" style:parent-style-name="Text_20_body">
      <style:paragraph-properties fo:text-align="justify" style:justify-single-word="false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18" style:family="paragraph" style:parent-style-name="Standard" style:list-style-name="WW8Num7">
      <style:paragraph-properties fo:margin-left="2.619cm" fo:margin-right="0cm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9" style:family="paragraph" style:parent-style-name="Title" style:master-page-name="Standard">
      <style:paragraph-properties style:page-number="auto"/>
    </style:style>
    <style:style style:name="P20" style:family="paragraph" style:parent-style-name="Heading_20_1">
      <style:text-properties style:font-name="Times New Roman" fo:font-size="14pt" style:font-size-asian="14pt" style:font-size-complex="14pt"/>
    </style:style>
    <style:style style:name="P21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2" style:family="paragraph" style:parent-style-name="Text_20_body" style:list-style-name="L1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23" style:family="paragraph" style:parent-style-name="Text_20_body" style:list-style-name="WW8Num7">
      <style:paragraph-properties fo:margin-left="1.323cm" fo:margin-right="0cm" fo:text-indent="-0.026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4" style:family="paragraph" style:parent-style-name="Text_20_body" style:list-style-name="WW8Num7">
      <style:paragraph-properties fo:margin-left="1.323cm" fo:margin-right="0cm" fo:text-indent="-0.026cm" style:auto-text-indent="false" style:writing-mode="lr-tb">
        <style:tab-stops/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25" style:family="paragraph" style:parent-style-name="Text_20_body" style:list-style-name="WW8Num7">
      <style:paragraph-properties fo:margin-left="1.323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6" style:family="paragraph" style:parent-style-name="Text_20_body" style:list-style-name="WW8Num7">
      <style:paragraph-properties fo:margin-left="2.54cm" fo:margin-right="0cm" fo:text-align="justify" style:justify-single-word="false" fo:text-indent="-0.026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7" style:family="paragraph" style:parent-style-name="Text_20_body" style:list-style-name="WW8Num7">
      <style:paragraph-properties fo:margin-left="2.54cm" fo:margin-right="0cm" fo:text-align="justify" style:justify-single-word="false" fo:text-indent="-0.026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8" style:family="paragraph" style:parent-style-name="Text_20_body" style:list-style-name="WW8Num7">
      <style:paragraph-properties fo:margin-left="1.376cm" fo:margin-right="0cm" fo:text-align="justify" style:justify-single-word="false" fo:text-indent="0.026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9" style:family="paragraph" style:parent-style-name="Text_20_body" style:list-style-name="WW8Num7">
      <style:paragraph-properties fo:margin-left="1.376cm" fo:margin-right="0cm" fo:text-align="justify" style:justify-single-word="false" fo:text-indent="0.026cm" style:auto-text-indent="false">
        <style:tab-stops/>
      </style:paragraph-properties>
    </style:style>
    <style:style style:name="P30" style:family="paragraph" style:parent-style-name="Text_20_body" style:list-style-name="WW8Num7">
      <style:paragraph-properties fo:margin-left="2.566cm" fo:margin-right="0cm" fo:text-align="justify" style:justify-single-word="false" fo:text-indent="-0.026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31" style:family="paragraph" style:parent-style-name="Text_20_body" style:list-style-name="WW8Num7">
      <style:paragraph-properties fo:margin-left="2.593cm" fo:margin-right="0cm" fo:text-align="justify" style:justify-single-word="false" fo:text-indent="0cm" style:auto-text-indent="false">
        <style:tab-stops/>
      </style:paragraph-properties>
    </style:style>
    <style:style style:name="P32" style:family="paragraph" style:parent-style-name="Text_20_body" style:list-style-name="WW8Num7">
      <style:paragraph-properties fo:margin-left="2.566cm" fo:margin-right="0cm" fo:text-align="justify" style:justify-single-word="false" fo:text-indent="-0.635cm" style:auto-text-indent="false">
        <style:tab-stops/>
      </style:paragraph-properties>
    </style:style>
    <style:style style:name="P33" style:family="paragraph" style:parent-style-name="Text_20_body" style:list-style-name="WW8Num7">
      <style:paragraph-properties fo:margin-left="2.54cm" fo:margin-right="0cm" fo:text-align="justify" style:justify-single-word="false" fo:text-indent="-0.318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34" style:family="paragraph" style:parent-style-name="Text_20_body" style:list-style-name="WW8Num7">
      <style:paragraph-properties fo:margin-left="2.593cm" fo:margin-right="0cm" fo:text-align="justify" style:justify-single-word="false" fo:text-indent="-0.318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35" style:family="paragraph" style:parent-style-name="Text_20_body" style:list-style-name="WW8Num7">
      <style:paragraph-properties fo:margin-left="1.296cm" fo:margin-right="0cm" fo:text-align="justify" style:justify-single-word="false" fo:text-indent="-0.026cm" style:auto-text-indent="false">
        <style:tab-stops/>
      </style:paragraph-properties>
    </style:style>
    <style:style style:name="P36" style:family="paragraph" style:parent-style-name="Text_20_body" style:list-style-name="WW8Num7">
      <style:paragraph-properties fo:margin-left="1.296cm" fo:margin-right="0cm" fo:text-align="justify" style:justify-single-word="false" fo:text-indent="-0.026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7" style:family="paragraph" style:parent-style-name="Text_20_body" style:list-style-name="WW8Num7">
      <style:paragraph-properties fo:margin-left="1.296cm" fo:margin-right="0cm" fo:text-align="justify" style:justify-single-word="false" fo:text-indent="-0.026cm" style:auto-text-indent="false" style:writing-mode="lr-tb">
        <style:tab-stops/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38" style:family="paragraph" style:parent-style-name="Text_20_body" style:list-style-name="WW8Num2">
      <style:paragraph-properties fo:margin-left="0.026cm" fo:margin-right="0cm" fo:text-align="justify" style:justify-single-word="false" fo:text-indent="-0.635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39" style:family="paragraph" style:parent-style-name="Text_20_body" style:list-style-name="WW8Num2">
      <style:paragraph-properties fo:margin-left="1.244cm" fo:margin-right="0cm" fo:text-align="justify" style:justify-single-word="false" fo:text-indent="-0.635cm" style:auto-text-indent="false" style:writing-mode="lr-tb">
        <style:tab-stops/>
      </style:paragraph-properties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language="pt" fo:country="BR" style:font-size-asian="12pt" style:font-size-complex="12pt"/>
    </style:style>
    <style:style style:name="T7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T9" style:family="text">
      <style:text-properties fo:language="pt" fo:country="BR"/>
    </style:style>
    <style:style style:name="T10" style:family="text">
      <style:text-properties fo:language="pt" fo:country="BR" fo:font-style="italic" style:font-style-asian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tab/><text:tab/><text:tab/><text:tab/><text:span text:style-name="T3">Memória Virtual<text:line-break/> <text:tab/><text:tab/>Caso de Uso: EditarCadastroUsuário</text:span></text:p>
      <text:p text:style-name="P7"/>
      <text:h text:style-name="P20" text:outline-level="1">Breve Descrição</text:h>
      <text:p text:style-name="P9"><text:tab/>Esse caso de uso permite ao Administrador ou Gerente editar todos os dados, <text:tab/>exceto e-mail e senha, de usuários específicos da Instituição.</text:p>
      <text:h text:style-name="P20" text:outline-level="1">Breve Descrição dos Atores</text:h>
      <text:p text:style-name="P9"><text:tab/>- Administradores (do Sistema): Editam todos os dados de Administradores, <text:tab/>Gerentes, Revisores e Catalogadores da Instituição, exceto e-mail e senha.</text:p>
      <text:p text:style-name="P9"><text:tab/>- Gerentes (da Instituição): Editam todos os dados de Revisores e Catalogadores <text:tab/>da Instituição, exceto e-mail e senha.</text:p>
      <text:h text:style-name="P20" text:outline-level="1">Pré-condições </text:h>
      <text:p text:style-name="P9"><text:tab/>O usuário está logado no sistema.</text:p>
      <text:h text:style-name="P20" text:outline-level="1">Fluxo Básico de eventos</text:h>
      <text:list xml:id="list20310389" text:style-name="WW8Num7">
        <text:list-item>
          <text:p text:style-name="P23">O Administrador/Gerente seleciona a opção “Editar Cadastro de Usuário”;</text:p>
        </text:list-item>
        <text:list-item>
          <text:p text:style-name="P25">O sistema exibe uma tela contendo:</text:p>
          <text:list>
            <text:list-header>
              <text:p text:style-name="P26">- campo para inserir “Nome” para buscar o usuário que se deseja edita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 e respeitar o que foi definido na <text:span text:style-name="T11">Breve Descrição dos Atores</text:span>. Assim, o usuário tem a opção de terminar de escrever o nome desejado ou o selecionar na lista que foi apresentada;</text:p>
              <text:p text:style-name="P26">- opção “Confirmar” para confirmar nome fornecido;</text:p>
              <text:p text:style-name="P27"><text:span text:style-name="Fonte_20_parág._20_padrão"><text:span text:style-name="T10">- </text:span></text:span><text:span text:style-name="Fonte_20_parág._20_padrão"><text:span text:style-name="T9">opção</text:span></text:span><text:span text:style-name="Fonte_20_parág._20_padrão"><text:span text:style-name="T10"> </text:span></text:span><text:span text:style-name="Fonte_20_parág._20_padrão"><text:span text:style-name="T9">“Cancelar” para sair da opção de edição de dados;</text:span></text:span></text:p>
            </text:list-header>
          </text:list>
        </text:list-item>
        <text:list-item>
          <text:p text:style-name="P28">O Administrador/Gerente digita o nome do usuário a ser excluído ou o seleciona na lista apresentada e seleciona a opção “Confirma”;</text:p>
        </text:list-item>
        <text:list-item>
          <text:p text:style-name="P29"><text:span text:style-name="T6">O sistema dá continuidade ao processo de edição exibindo uma tela contendo </text:span><text:span text:style-name="T5">os <text:s/>seguintes campos, com preenchimento não obrigatório, para edição dos dados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0">- campo “Nome Completo” editável. O campo aparece preenchido pelo nome atual registrado no sistema; </text:p>
                                              <text:p text:style-name="P18"><text:soft-page-break/>- campo “Telefone para Contato”editável. O campo aparece preenchido pelo telefone atual registrado no sistema;</text:p>
                                              <text:p text:style-name="P31"><text:span text:style-name="T6">- opção para selecionar a nova “Instituição” a qual o candidato a usuário estará vinculado. </text:span><text:span text:style-name="T8">O campo aparece com o nível de permissão atual que o usuário possui selecionado e </text:span><text:span text:style-name="T7">e</text:span><text:span text:style-name="T8">stá disponível somente para Administradores do Sistema;</text:span></text:p>
                                              <text:p text:style-name="P32"><text:span text:style-name="T6">- opção para selecionar o novo “Nível de Permissão” ao sistema que será concedido ao usuário que está sendo alterado. O </text:span><text:span text:style-name="T8">campo aparece com a instituição atual a qual o usuário solicitado pertence selecionada e deve respeitar o que foi definido na </text:span><text:span text:style-name="T7">Breve descrição dos Atores;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33">- opção “Salvar” alterações nos dados;</text:p>
                  <text:p text:style-name="P33">- opção “Voltar” para voltar à tela de seleção do usuário a ser editado;</text:p>
                  <text:p text:style-name="P34">- opção “Cancelar” para deixar a opção “Editar Cadastro de Usuário” sem alterar nenhum dado;</text:p>
                </text:list-item>
              </text:list>
            </text:list-item>
          </text:list>
        </text:list-item>
        <text:list-item>
          <text:p text:style-name="P24"><text:s text:c="2"/>O <text:s/>Administrador/Gerente seleciona o(s) campos referentes aos dado(s) que deseja alterar e informa os novos dados que deseja;</text:p>
        </text:list-item>
        <text:list-item>
          <text:p text:style-name="P35"><text:span text:style-name="T4">Após as alterações desejadas, o </text:span><text:span text:style-name="T12">Administrador/Gerente</text:span><text:span text:style-name="T4"> seleciona a opção Salvar para registrar as mudanças no sistema.</text:span></text:p>
        </text:list-item>
        <text:list-item>
          <text:p text:style-name="P36">O sistema exibe a mensagem “Alterações realizadas com sucesso” e redireciona para a página principal do sistema;</text:p>
        </text:list-item>
        <text:list-item>
          <text:p text:style-name="P37">O caso de uso termina.</text:p>
        </text:list-item>
      </text:list>
      <text:h text:style-name="P20" text:outline-level="1">Fluxos Alternativos</text:h>
      <text:p text:style-name="P12">Fluxo Alternativo 1</text:p>
      <text:p text:style-name="P8">Se no passo 3 do fluxo básico o Administrador/Gerente tentar selecionar a opção “Confirmar” sem ter inserido ou selecionado nenhum nome na lista, então:</text:p>
      <text:p text:style-name="P14">1. <text:tab/>O sistema exibe a mensagem “Insira um Nome ou Parte do nome desejado e então o selecione na lista”;</text:p>
      <text:p text:style-name="P10"><text:tab/>2.<text:tab/>O sistema retorna ao passo 2.</text:p>
      <text:p text:style-name="P11">Fluxo Alternativo 2</text:p>
      <text:p text:style-name="P10"><text:tab/>Se no passo 3 do fluxo básico o nome inserido não for encontrado, então:</text:p>
      <text:p text:style-name="P13">1.<text:tab/>O sistema exibe a mensagem “Usuário não encontrado”;</text:p>
      <text:p text:style-name="P13">2.<text:tab/>O sistema retorna ao passo 2.</text:p>
      <text:p text:style-name="P11">Fluxo Alternativo 3</text:p>
      <text:p text:style-name="P8">Se no passo 4 do fluxo básico o Administrador/Gerente selecionar a opção “Voltar”, então:</text:p>
      <text:p text:style-name="P8"><text:soft-page-break/>1.<text:tab/>O sistema deve assegurar que as informações que estão sendo exibidas (do usuário previamente selecionado) desapareçam antes de permitir que o campo de inserção de Nome para exclusão seja utilizado novamente;</text:p>
      <text:p text:style-name="P8">2.<text:tab/>O sistema só pode permitir a seleção de um novo usuário para edição dos dados quando a opção “Voltar” for selecionada, ou seja, o campo “Nome” deve ser desabilitado quando as informações de um usuário estiverem sendo exibidas e habilitado quando a condição 1 desse fluxo alternativo acontecer.</text:p>
      <text:p text:style-name="P15">3.<text:tab/>O sistema volta ao passo 2.</text:p>
      <text:list xml:id="list20291001" text:style-name="WW8Num2">
        <text:list-header>
          <text:p text:style-name="P38">Fluxo Alternativo 4</text:p>
          <text:p text:style-name="P39">Se a qualquer momento o usuário selecionar a opção “Cancelar” o caso de uso termina.</text:p>
        </text:list-header>
      </text:list>
      <text:h text:style-name="P20" text:outline-level="1">Pós-condições</text:h>
      <text:h text:style-name="P21" text:outline-level="2" text:is-list-header="true">Fluxo Básico: Os dados do usuário foram alterados.</text:h>
      <text:p text:style-name="P4"><text:tab/>Fluxo Alternativo 1: <text:s/><text:span text:style-name="T9">Não ocorre alteração na base de dados do sistema.</text:span></text:p>
      <text:p text:style-name="P4"><text:tab/>Fluxo Alternativo 2: <text:s/><text:span text:style-name="T9">Não ocorre alteração na base de dados do sistema.</text:span></text:p>
      <text:p text:style-name="P4"><text:tab/>Fluxo Alternativo 3: <text:span text:style-name="T9">Não ocorre alteração na base de dados do sistema.</text:span></text:p>
      <text:p text:style-name="P4"><text:tab/>Fluxo Alternativo 4: <text:s/><text:span text:style-name="T9">Não ocorre alteração na base de dados do sistema.</text:span></text:p>
      <text:h text:style-name="P20" text:outline-level="1">Requisitos especiais</text:h>
      <text:list xml:id="list20298472" text:style-name="L1">
        <text:list-item>
          <text:list>
            <text:list-item>
              <text:p text:style-name="P16">Performance: A resposta do sistema para a busca do usuário deve ser realizada em até 1 segundo.</text:p>
            </text:list-item>
            <text:list-item>
              <text:p text:style-name="P17">Requisito de Auditoria: o sistema salva no banco de dados o Administrados/Gerente que alterou <text:s/>os dados .</text:p>
            </text:list-item>
            <text:list-item>
              <text:p text:style-name="P22">A lista gerada no passo 2 deve ser similar a um combo box que é atualizado a cada letra inserida pelo usuário no campo Nome.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1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19/12/20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1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3</text:page-number></text:span></text:span><text:span text:style-name="Page_20_Number"><text:span text:style-name="MT1"> de </text:span></text:span><text:span text:style-name="Page_20_Number"><text:span text:style-name="MT2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84</meta:editing-cycles>
    <meta:editing-duration>PT4H38M32S</meta:editing-duration>
    <meta:generator>BrOffice/3.3$Win32 LibreOffice_project/330m19$Build-202</meta:generator>
    <dc:date>2011-07-19T00:17:28.75</dc:date>
    <meta:document-statistic meta:table-count="2" meta:image-count="1" meta:object-count="0" meta:page-count="3" meta:paragraph-count="60" meta:word-count="853" meta:character-count="5018"/>
  </office:meta>
</office:document-meta>
</file>